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355cm" fo:min-width="1.10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0" draw:marker-end-width="0.3cm" draw:fill="none" draw:fill-color="#dddddd" draw:textarea-vertical-align="middle"/>
    </style:style>
    <style:style style:name="gr4" style:family="graphic" style:parent-style-name="objectwithoutfill">
      <style:graphic-properties svg:stroke-color="#000000" draw:marker-end="Arrowheads_20_22" draw:marker-end-width="0.3cm" draw:fill="none" draw:fill-color="#dddddd" draw:textarea-vertical-align="middle"/>
    </style:style>
    <style:style style:name="gr5" style:family="graphic" style:parent-style-name="objectwithoutfill">
      <style:graphic-properties svg:stroke-color="#000000" draw:marker-end="Arrowheads_20_29" draw:marker-end-width="0.3cm" draw:fill="none" draw:fill-color="#dddddd" draw:textarea-vertical-align="middle"/>
    </style:style>
    <style:style style:name="gr6" style:family="graphic" style:parent-style-name="objectwithoutfill">
      <style:graphic-properties svg:stroke-color="#000000" draw:marker-end="Arrowheads_20_30" draw:marker-end-width="0.3cm" draw:fill="none" draw:fill-color="#dddddd" draw:textarea-vertical-align="middle"/>
    </style:style>
    <style:style style:name="gr7" style:family="graphic" style:parent-style-name="objectwithoutfill">
      <style:graphic-properties svg:stroke-color="#000000" draw:marker-end="Arrowheads_20_31" draw:marker-end-width="0.3cm" draw:fill="none" draw:fill-color="#dddddd" draw:textarea-vertical-align="middle"/>
    </style:style>
    <style:style style:name="gr8" style:family="graphic" style:parent-style-name="objectwithoutfill">
      <style:graphic-properties svg:stroke-color="#000000" draw:marker-end="Arrowheads_20_41" draw:marker-end-width="0.3cm" draw:fill="none" draw:fill-color="#dddddd" draw:textarea-vertical-align="middle"/>
    </style:style>
    <style:style style:name="gr9" style:family="graphic" style:parent-style-name="objectwithoutfill">
      <style:graphic-properties svg:stroke-color="#000000" draw:marker-end="Arrowheads_20_48" draw:marker-end-width="0.3cm" draw:fill="none" draw:fill-color="#dddddd" draw:textarea-vertical-align="middle"/>
    </style:style>
    <style:style style:name="gr10" style:family="graphic" style:parent-style-name="objectwithoutfill">
      <style:graphic-properties svg:stroke-color="#000000" draw:marker-end="Arrowheads_20_49" draw:marker-end-width="0.3cm" draw:fill="none" draw:fill-color="#ddddd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69cm" svg:height="2.269cm" svg:x="1cm" svg:y="9.661cm">
          <text:p text:style-name="P1">&lt;S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269cm" svg:height="2.269cm" svg:x="24.671cm" svg:y="9.661cm">
          <text:p text:style-name="P1">&lt;E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269cm" svg:height="2.269cm" svg:x="5.15cm" svg:y="3.811cm">
          <text:p text:style-name="P1">A</text:p>
          <text:p text:style-name="P1">2/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269cm" svg:height="2.269cm" svg:x="5.15cm" svg:y="16.511cm">
          <text:p text:style-name="P1">D</text:p>
          <text:p text:style-name="P1">1/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161cm" svg:height="1.115cm" svg:x="5.127cm" svg:y="2.425cm">
          <draw:text-box>
            <text:p>alpha</text:p>
          </draw:text-box>
        </draw:frame>
        <draw:custom-shape draw:style-name="gr1" draw:text-style-name="P2" xml:id="id3" draw:id="id3" draw:layer="layout" svg:width="2.269cm" svg:height="2.269cm" svg:x="9.843cm" svg:y="7.939cm">
          <text:p text:style-name="P1">B</text:p>
          <text:p text:style-name="P1">2/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788cm" svg:height="1.115cm" svg:x="9.82cm" svg:y="2.425cm">
          <draw:text-box>
            <text:p>gamma</text:p>
          </draw:text-box>
        </draw:frame>
        <draw:custom-shape draw:style-name="gr1" draw:text-style-name="P2" xml:id="id4" draw:id="id4" draw:layer="layout" svg:width="2.269cm" svg:height="2.269cm" svg:x="14.664cm" svg:y="7.939cm">
          <text:p text:style-name="P1">B</text:p>
          <text:p text:style-name="P1">1/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269cm" svg:height="2.269cm" svg:x="14.664cm" svg:y="12.066cm">
          <text:p text:style-name="P1">C</text:p>
          <text:p text:style-name="P1">1/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269cm" svg:height="2.269cm" svg:x="14.664cm" svg:y="16.511cm">
          <text:p text:style-name="P1">D</text:p>
          <text:p text:style-name="P1">2/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836cm" svg:height="1.115cm" svg:x="14.641cm" svg:y="2.425cm">
          <draw:text-box>
            <text:p>beta</text:p>
          </draw:text-box>
        </draw:frame>
        <draw:custom-shape draw:style-name="gr1" draw:text-style-name="P2" xml:id="id7" draw:id="id7" draw:layer="layout" svg:width="2.269cm" svg:height="2.269cm" svg:x="19.686cm" svg:y="12.066cm">
          <text:p text:style-name="P1">C</text:p>
          <text:p text:style-name="P1">4/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31cm" svg:height="1.115cm" svg:x="19.663cm" svg:y="2.425cm">
          <draw:text-box>
            <text:p>sigma</text:p>
          </draw:text-box>
        </draw:frame>
        <draw:frame draw:style-name="gr2" draw:text-style-name="P3" draw:layer="layout" svg:width="5.603cm" svg:height="1.115cm" svg:x="11.169cm" svg:y="1cm">
          <draw:text-box>
            <text:p>Optimized Graph</text:p>
          </draw:text-box>
        </draw:frame>
        <draw:connector draw:style-name="gr3" draw:text-style-name="P4" draw:layer="layout" draw:type="line" svg:x1="3.269cm" svg:y1="10.796cm" svg:x2="5.15cm" svg:y2="4.946cm" draw:start-shape="id1" draw:start-glue-point="10" draw:end-shape="id2" draw:end-glue-point="6" svg:d="M3269 10796l1881-5850" svg:viewBox="0 0 1882 5851">
          <text:p/>
        </draw:connector>
        <draw:connector draw:style-name="gr4" draw:text-style-name="P4" draw:layer="layout" draw:type="line" svg:x1="7.419cm" svg:y1="4.946cm" svg:x2="9.843cm" svg:y2="9.074cm" draw:start-shape="id2" draw:start-glue-point="10" draw:end-shape="id3" draw:end-glue-point="6" svg:d="M7419 4946l2424 4128" svg:viewBox="0 0 2425 4129">
          <text:p/>
        </draw:connector>
        <draw:connector draw:style-name="gr5" draw:text-style-name="P4" draw:layer="layout" draw:type="line" svg:x1="12.112cm" svg:y1="9.074cm" svg:x2="14.664cm" svg:y2="9.074cm" draw:start-shape="id3" draw:start-glue-point="10" draw:end-shape="id4" draw:end-glue-point="6" svg:d="M12112 9074h2552" svg:viewBox="0 0 2553 1">
          <text:p/>
        </draw:connector>
        <draw:connector draw:style-name="gr6" draw:text-style-name="P4" draw:layer="layout" draw:type="line" svg:x1="12.112cm" svg:y1="9.074cm" svg:x2="14.664cm" svg:y2="13.201cm" draw:start-shape="id3" draw:start-glue-point="10" draw:end-shape="id5" draw:end-glue-point="6" svg:d="M12112 9074l2552 4127" svg:viewBox="0 0 2553 4128">
          <text:p/>
        </draw:connector>
        <draw:connector draw:style-name="gr7" draw:text-style-name="P4" draw:layer="layout" draw:type="line" svg:x1="12.112cm" svg:y1="9.074cm" svg:x2="14.664cm" svg:y2="17.646cm" draw:start-shape="id3" draw:start-glue-point="10" draw:end-shape="id6" draw:end-glue-point="6" svg:d="M12112 9074l2552 8572" svg:viewBox="0 0 2553 8573">
          <text:p/>
        </draw:connector>
        <draw:connector draw:style-name="gr8" draw:text-style-name="P4" draw:layer="layout" draw:type="line" svg:x1="16.933cm" svg:y1="9.074cm" svg:x2="19.686cm" svg:y2="13.201cm" draw:start-shape="id4" draw:start-glue-point="10" draw:end-shape="id7" draw:end-glue-point="6" svg:d="M16933 9074l2753 4127" svg:viewBox="0 0 2754 4128">
          <text:p/>
        </draw:connector>
        <draw:connector draw:style-name="gr9" draw:text-style-name="P4" draw:layer="layout" draw:type="line" svg:x1="3.269cm" svg:y1="10.796cm" svg:x2="5.15cm" svg:y2="17.646cm" draw:start-shape="id1" draw:start-glue-point="10" draw:end-shape="id8" draw:end-glue-point="6" svg:d="M3269 10796l1881 6850" svg:viewBox="0 0 1882 6851">
          <text:p/>
        </draw:connector>
        <draw:connector draw:style-name="gr10" draw:text-style-name="P4" draw:layer="layout" draw:type="line" svg:x1="21.955cm" svg:y1="13.201cm" svg:x2="24.671cm" svg:y2="10.796cm" draw:start-shape="id7" draw:start-glue-point="10" draw:end-shape="id9" draw:end-glue-point="6" svg:d="M21955 13201l2716-2405" svg:viewBox="0 0 2717 2406">
          <text:p/>
        </draw:connector>
        <draw:frame draw:style-name="gr2" draw:text-style-name="P3" draw:layer="layout" svg:width="1.467cm" svg:height="1.115cm" svg:x="3.025cm" svg:y="6.715cm">
          <draw:text-box>
            <text:p>4/5</text:p>
          </draw:text-box>
        </draw:frame>
        <draw:frame draw:style-name="gr2" draw:text-style-name="P3" draw:layer="layout" svg:width="0.866cm" svg:height="1.115cm" svg:x="4.175cm" svg:y="13.7cm">
          <draw:text-box>
            <text:p>0</text:p>
          </draw:text-box>
        </draw:frame>
        <draw:frame draw:style-name="gr2" draw:text-style-name="P3" draw:layer="layout" svg:width="1.467cm" svg:height="1.115cm" svg:x="8.105cm" svg:y="5.762cm">
          <draw:text-box>
            <text:p>3/5</text:p>
          </draw:text-box>
        </draw:frame>
        <draw:frame draw:style-name="gr2" draw:text-style-name="P3" draw:layer="layout" svg:width="1.467cm" svg:height="1.115cm" svg:x="12.55cm" svg:y="8.14cm">
          <draw:text-box>
            <text:p>1/5</text:p>
          </draw:text-box>
        </draw:frame>
        <draw:frame draw:style-name="gr2" draw:text-style-name="P3" draw:layer="layout" svg:width="1.467cm" svg:height="1.115cm" svg:x="13.065cm" svg:y="10.207cm">
          <draw:text-box>
            <text:p>3/5</text:p>
          </draw:text-box>
        </draw:frame>
        <draw:frame draw:style-name="gr2" draw:text-style-name="P3" draw:layer="layout" svg:width="1.467cm" svg:height="1.115cm" svg:x="11.915cm" svg:y="12.112cm">
          <draw:text-box>
            <text:p>1/5</text:p>
          </draw:text-box>
        </draw:frame>
        <draw:frame draw:style-name="gr2" draw:text-style-name="P3" draw:layer="layout" svg:width="1.467cm" svg:height="1.115cm" svg:x="17.948cm" svg:y="10.045cm">
          <draw:text-box>
            <text:p>3/5</text:p>
          </draw:text-box>
        </draw:frame>
        <draw:frame draw:style-name="gr2" draw:text-style-name="P3" draw:layer="layout" svg:width="0.866cm" svg:height="1.115cm" svg:x="22.272cm" svg:y="10.997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7T13:05:32.270570140</meta:creation-date>
    <dc:date>2022-10-07T15:32:54.523778277</dc:date>
    <meta:editing-duration>PT20M15S</meta:editing-duration>
    <meta:editing-cycles>2</meta:editing-cycles>
    <meta:generator>LibreOffice/7.3.6.2$Linux_X86_64 LibreOffice_project/30$Build-2</meta:generator>
    <meta:document-statistic meta:object-count="30"/>
  </office:meta>
</office:document-meta>
</file>